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jooscript">[#assign title='Mr.']</text:text-input>Hello <text:text-input text:description="jooscript">${title}</text:text-input><text:span text:style-name="T1"> </text:span><text:span text:style-name="T1"><text:text-input text:description="jooscript">${name}</text:text-input></text:span>! BLUBB! TRALLAL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Mirko Nasato</meta:initial-creator>
    <meta:creation-date>2005-05-03T14:23:39</meta:creation-date>
    <dc:date>2011-04-05T00:19:03</dc:date>
    <dc:language>en-US</dc:language>
    <meta:editing-cycles>12</meta:editing-cycles>
    <meta:editing-duration>PT00H10M10S</meta:editing-duration>
    <dc:creator>Ansgar Konermann</dc:creator>
    <meta:document-statistic meta:table-count="0" meta:image-count="0" meta:object-count="0" meta:page-count="1" meta:paragraph-count="1" meta:word-count="6" meta:character-count="61"/>
    <meta:user-defined meta:name="Info 1"/>
    <meta:user-defined meta:name="Info 2"/>
    <meta:user-defined meta:name="Info 3"/>
    <meta:user-defined meta:name="Info 4"/>
  </office:meta>
</office:document-meta>
</file>